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72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0"/>
    <style:style style:name="ce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453.51pt" svg:height="255.09pt" svg:x="550.32pt" svg:y="17.6pt">
            <draw:object draw:notify-on-update-of-ranges="sheet1.B4:sheet1.B25 sheet1.C3:sheet1.C3 sheet1.C4:sheet1.C25 sheet1.B4:sheet1.B25 sheet1.D3:sheet1.D3 sheet1.D4:sheet1.D25 sheet1.B4:sheet1.B25 sheet1.E3:sheet1.E3 sheet1.E4:sheet1.E25 sheet1.B4:sheet1.B25 sheet1.F3:sheet1.F3 sheet1.F4:sheet1.F25 sheet1.B4:sheet1.B25 sheet1.G3:sheet1.G3 sheet1.G4:sheet1.G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51.25pt" svg:y="291.32pt">
            <draw:object draw:notify-on-update-of-ranges="sheet1.B30:sheet1.B51 sheet1.C29:sheet1.C29 sheet1.C30:sheet1.C51 sheet1.B30:sheet1.B51 sheet1.D29:sheet1.D29 sheet1.D30:sheet1.D51 sheet1.B30:sheet1.B51 sheet1.E29:sheet1.E29 sheet1.E30:sheet1.E51 sheet1.B30:sheet1.B51 sheet1.F29:sheet1.F29 sheet1.F30:sheet1.F51 sheet1.B30:sheet1.B51 sheet1.G29:sheet1.G29 sheet1.G30:sheet1.G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46.6pt" svg:y="572.94pt">
            <draw:object draw:notify-on-update-of-ranges="sheet1.B56:sheet1.B77 sheet1.C55:sheet1.C55 sheet1.C56:sheet1.C77 sheet1.B56:sheet1.B77 sheet1.D55:sheet1.D55 sheet1.D56:sheet1.D77 sheet1.B56:sheet1.B77 sheet1.E55:sheet1.E55 sheet1.E56:sheet1.E77 sheet1.B56:sheet1.B77 sheet1.F55:sheet1.F55 sheet1.F56:sheet1.F77 sheet1.B56:sheet1.B77 sheet1.G55:sheet1.G55 sheet1.G56:sheet1.G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P4P3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solution</text:p>
          </table:table-cell>
          <table:table-cell table:style-name="ce4" table:number-columns-spanned="3" table:number-rows-spanned="1"/>
          <table:covered-table-cell table:style-name="ce4"/>
          <table:covered-table-cell table:style-name="Default"/>
          <table:table-cell table:style-name="Default"/>
        </table:table-row>
        <table:table-row table:style-name="ro1">
          <table:table-cell office:value-type="string" calcext:value-type="string">
            <text:p>refinement level</text:p>
          </table:table-cell>
          <table:table-cell office:value-type="string" calcext:value-type="string">
            <text:p>DOFS</text:p>
          </table:table-cell>
          <table:table-cell table:style-name="Default" office:value-type="string" calcext:value-type="string">
            <text:p>monolithic</text:p>
          </table:table-cell>
          <table:table-cell table:style-name="Default" office:value-type="string" calcext:value-type="string">
            <text:p>M_1e-16</text:p>
          </table:table-cell>
          <table:table-cell table:style-name="Default" office:value-type="string" calcext:value-type="string">
            <text:p>M_1e-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.000154373" calcext:value-type="float">
            <text:p>1.54E-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.00000988566" calcext:value-type="float">
            <text:p>9.89E-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.000000620636" calcext:value-type="float">
            <text:p>6.21E-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.0000000388317" calcext:value-type="float">
            <text:p>3.88E-008</text:p>
          </table:table-cell>
          <table:table-cell office:value-type="float" office:value="0.0000000388295" calcext:value-type="float">
            <text:p>3.88E-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0.00000000242763" calcext:value-type="float">
            <text:p>2.43E-009</text:p>
          </table:table-cell>
          <table:table-cell office:value-type="float" office:value="0.00000000242763" calcext:value-type="float">
            <text:p>2.43E-009</text:p>
          </table:table-cell>
          <table:table-cell office:value-type="float" office:value="0.00000000242729" calcext:value-type="float">
            <text:p>2.43E-0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3" calcext:value-type="float">
            <text:p>513</text:p>
          </table:table-cell>
          <table:table-cell office:value-type="float" office:value="0.000000000151737" calcext:value-type="float">
            <text:p>1.52E-010</text:p>
          </table:table-cell>
          <table:table-cell office:value-type="float" office:value="0.000000000151736" calcext:value-type="float">
            <text:p>1.52E-010</text:p>
          </table:table-cell>
          <table:table-cell office:value-type="float" office:value="0.000000000154884" calcext:value-type="float">
            <text:p>1.55E-0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5" calcext:value-type="float">
            <text:p>1025</text:p>
          </table:table-cell>
          <table:table-cell office:value-type="float" office:value="0.00000000000948387" calcext:value-type="float">
            <text:p>9.48E-012</text:p>
          </table:table-cell>
          <table:table-cell office:value-type="float" office:value="0.00000000000948439" calcext:value-type="float">
            <text:p>9.48E-012</text:p>
          </table:table-cell>
          <table:table-cell office:value-type="float" office:value="0.0000000000280577" calcext:value-type="float">
            <text:p>2.81E-0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9" calcext:value-type="float">
            <text:p>2049</text:p>
          </table:table-cell>
          <table:table-cell office:value-type="float" office:value="0.000000000000592831" calcext:value-type="float">
            <text:p>5.93E-013</text:p>
          </table:table-cell>
          <table:table-cell office:value-type="float" office:value="0.000000000000593078" calcext:value-type="float">
            <text:p>5.93E-013</text:p>
          </table:table-cell>
          <table:table-cell office:value-type="float" office:value="0.0000000000246005" calcext:value-type="float">
            <text:p>2.46E-0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7" calcext:value-type="float">
            <text:p>4097</text:p>
          </table:table-cell>
          <table:table-cell office:value-type="float" office:value="0.0000000000000370013" calcext:value-type="float">
            <text:p>3.70E-014</text:p>
          </table:table-cell>
          <table:table-cell office:value-type="float" office:value="0.0000000000000383451" calcext:value-type="float">
            <text:p>3.83E-014</text:p>
          </table:table-cell>
          <table:table-cell office:value-type="float" office:value="0.0000000000244845" calcext:value-type="float">
            <text:p>2.45E-0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93" calcext:value-type="float">
            <text:p>8193</text:p>
          </table:table-cell>
          <table:table-cell office:value-type="float" office:value="2.58806E-015" calcext:value-type="float">
            <text:p>2.59E-015</text:p>
          </table:table-cell>
          <table:table-cell office:value-type="float" office:value="0.0000000000000151394" calcext:value-type="float">
            <text:p>1.51E-014</text:p>
          </table:table-cell>
          <table:table-cell office:value-type="float" office:value="0.0000000000250294" calcext:value-type="float">
            <text:p>2.50E-0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385" calcext:value-type="float">
            <text:p>16385</text:p>
          </table:table-cell>
          <table:table-cell office:value-type="float" office:value="1.27772E-015" calcext:value-type="float">
            <text:p>1.28E-015</text:p>
          </table:table-cell>
          <table:table-cell office:value-type="float" office:value="0.0000000000000199317" calcext:value-type="float">
            <text:p>1.99E-014</text:p>
          </table:table-cell>
          <table:table-cell office:value-type="float" office:value="0.000000000025817" calcext:value-type="float">
            <text:p>2.58E-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769" calcext:value-type="float">
            <text:p>32769</text:p>
          </table:table-cell>
          <table:table-cell office:value-type="float" office:value="2.26354E-015" calcext:value-type="float">
            <text:p>2.26E-015</text:p>
          </table:table-cell>
          <table:table-cell office:value-type="float" office:value="0.0000000000000102935" calcext:value-type="float">
            <text:p>1.03E-014</text:p>
          </table:table-cell>
          <table:table-cell office:value-type="float" office:value="0.0000000000227473" calcext:value-type="float">
            <text:p>2.27E-0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7" calcext:value-type="float">
            <text:p>65537</text:p>
          </table:table-cell>
          <table:table-cell office:value-type="float" office:value="2.88762E-015" calcext:value-type="float">
            <text:p>2.89E-015</text:p>
          </table:table-cell>
          <table:table-cell office:value-type="float" office:value="0.0000000000000264001" calcext:value-type="float">
            <text:p>2.64E-014</text:p>
          </table:table-cell>
          <table:table-cell office:value-type="float" office:value="0.0000000000235414" calcext:value-type="float">
            <text:p>2.35E-0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1073" calcext:value-type="float">
            <text:p>131073</text:p>
          </table:table-cell>
          <table:table-cell office:value-type="float" office:value="4.9941E-015" calcext:value-type="float">
            <text:p>4.99E-015</text:p>
          </table:table-cell>
          <table:table-cell office:value-type="float" office:value="0.0000000000000239999" calcext:value-type="float">
            <text:p>2.40E-014</text:p>
          </table:table-cell>
          <table:table-cell office:value-type="float" office:value="0.0000000000225355" calcext:value-type="float">
            <text:p>2.25E-0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145" calcext:value-type="float">
            <text:p>262145</text:p>
          </table:table-cell>
          <table:table-cell table:style-name="ce5"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4289" calcext:value-type="float">
            <text:p>524289</text:p>
          </table:table-cell>
          <table:table-cell table:style-name="ce5"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8577" calcext:value-type="float">
            <text:p>1048577</text:p>
          </table:table-cell>
          <table:table-cell table:style-name="ce5"/>
          <table:table-cell office:value-type="string" calcext:value-type="string">
            <text:p>0</text:p>
          </table:table-cell>
          <table:table-cell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97153" calcext:value-type="float">
            <text:p>2097153</text:p>
          </table:table-cell>
          <table:table-cell table:style-name="ce5"/>
          <table:table-cell office:value-type="string" calcext:value-type="string">
            <text:p>0</text:p>
          </table:table-cell>
          <table:table-cell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94305" calcext:value-type="float">
            <text:p>4194305</text:p>
          </table:table-cell>
          <table:table-cell table:style-name="ce5"/>
          <table:table-cell office:value-type="string" calcext:value-type="string">
            <text:p>0</text:p>
          </table:table-cell>
          <table:table-cell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88609" calcext:value-type="float">
            <text:p>8388609</text:p>
          </table:table-cell>
          <table:table-cell table:style-name="ce5"/>
          <table:table-cell table:number-columns-repeated="2"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gradient</text:p>
          </table:table-cell>
          <table:table-cell table:style-name="ce4" table:number-columns-spanned="3" table:number-rows-spanned="1"/>
          <table:covered-table-cell table:style-name="ce4"/>
          <table:covered-table-cell table:style-name="Default"/>
          <table:table-cell table:style-name="Default"/>
        </table:table-row>
        <table:table-row table:style-name="ro1">
          <table:table-cell office:value-type="string" calcext:value-type="string">
            <text:p>refinement level</text:p>
          </table:table-cell>
          <table:table-cell office:value-type="string" calcext:value-type="string">
            <text:p>DOFS</text:p>
          </table:table-cell>
          <table:table-cell table:style-name="Default" office:value-type="string" calcext:value-type="string">
            <text:p>monolithic</text:p>
          </table:table-cell>
          <table:table-cell table:style-name="Default" office:value-type="string" calcext:value-type="string">
            <text:p>M_1e-16</text:p>
          </table:table-cell>
          <table:table-cell table:style-name="Default" office:value-type="string" calcext:value-type="string">
            <text:p>M_1e-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00311932" calcext:value-type="float">
            <text:p>3.12E-005</text:p>
          </table:table-cell>
          <table:table-cell table:number-columns-repeated="2" office:value-type="float" office:value="0.0000311932" calcext:value-type="float">
            <text:p>3.12E-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.00000106768" calcext:value-type="float">
            <text:p>1.07E-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.0000000337851" calcext:value-type="float">
            <text:p>3.38E-0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.0000000010588" calcext:value-type="float">
            <text:p>1.06E-009</text:p>
          </table:table-cell>
          <table:table-cell office:value-type="float" office:value="0.00000000153186" calcext:value-type="float">
            <text:p>1.53E-0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0.0000000000331106" calcext:value-type="float">
            <text:p>3.31E-011</text:p>
          </table:table-cell>
          <table:table-cell office:value-type="float" office:value="0.000000000033111" calcext:value-type="float">
            <text:p>3.31E-011</text:p>
          </table:table-cell>
          <table:table-cell office:value-type="float" office:value="0.00000000105389" calcext:value-type="float">
            <text:p>1.05E-0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3" calcext:value-type="float">
            <text:p>513</text:p>
          </table:table-cell>
          <table:table-cell office:value-type="float" office:value="0.00000000000103507" calcext:value-type="float">
            <text:p>1.04E-012</text:p>
          </table:table-cell>
          <table:table-cell office:value-type="float" office:value="0.0000000000010456" calcext:value-type="float">
            <text:p>1.05E-012</text:p>
          </table:table-cell>
          <table:table-cell office:value-type="float" office:value="0.00000000148349" calcext:value-type="float">
            <text:p>1.48E-0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5" calcext:value-type="float">
            <text:p>1025</text:p>
          </table:table-cell>
          <table:table-cell office:value-type="float" office:value="0.0000000000000508397" calcext:value-type="float">
            <text:p>5.08E-014</text:p>
          </table:table-cell>
          <table:table-cell office:value-type="float" office:value="0.000000000000334087" calcext:value-type="float">
            <text:p>3.34E-013</text:p>
          </table:table-cell>
          <table:table-cell office:value-type="float" office:value="0.0000000020243" calcext:value-type="float">
            <text:p>2.02E-0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9" calcext:value-type="float">
            <text:p>2049</text:p>
          </table:table-cell>
          <table:table-cell office:value-type="float" office:value="0.0000000000000783954" calcext:value-type="float">
            <text:p>7.84E-014</text:p>
          </table:table-cell>
          <table:table-cell office:value-type="float" office:value="0.000000000000820737" calcext:value-type="float">
            <text:p>8.21E-013</text:p>
          </table:table-cell>
          <table:table-cell office:value-type="float" office:value="0.00000000282535" calcext:value-type="float">
            <text:p>2.83E-0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7" calcext:value-type="float">
            <text:p>4097</text:p>
          </table:table-cell>
          <table:table-cell office:value-type="float" office:value="0.000000000000158782" calcext:value-type="float">
            <text:p>1.59E-013</text:p>
          </table:table-cell>
          <table:table-cell office:value-type="float" office:value="0.00000000000225412" calcext:value-type="float">
            <text:p>2.25E-012</text:p>
          </table:table-cell>
          <table:table-cell office:value-type="float" office:value="0.00000000399269" calcext:value-type="float">
            <text:p>3.99E-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93" calcext:value-type="float">
            <text:p>8193</text:p>
          </table:table-cell>
          <table:table-cell office:value-type="float" office:value="0.000000000000314259" calcext:value-type="float">
            <text:p>3.14E-013</text:p>
          </table:table-cell>
          <table:table-cell office:value-type="float" office:value="0.00000000000581176" calcext:value-type="float">
            <text:p>5.81E-012</text:p>
          </table:table-cell>
          <table:table-cell office:value-type="float" office:value="0.000000005646" calcext:value-type="float">
            <text:p>5.65E-0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385" calcext:value-type="float">
            <text:p>16385</text:p>
          </table:table-cell>
          <table:table-cell office:value-type="float" office:value="0.000000000000635409" calcext:value-type="float">
            <text:p>6.35E-013</text:p>
          </table:table-cell>
          <table:table-cell office:value-type="float" office:value="0.0000000000167917" calcext:value-type="float">
            <text:p>1.68E-011</text:p>
          </table:table-cell>
          <table:table-cell office:value-type="float" office:value="0.00000000798392" calcext:value-type="float">
            <text:p>7.98E-0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769" calcext:value-type="float">
            <text:p>32769</text:p>
          </table:table-cell>
          <table:table-cell office:value-type="float" office:value="0.00000000000126383" calcext:value-type="float">
            <text:p>1.26E-012</text:p>
          </table:table-cell>
          <table:table-cell office:value-type="float" office:value="0.0000000000463358" calcext:value-type="float">
            <text:p>4.63E-011</text:p>
          </table:table-cell>
          <table:table-cell office:value-type="float" office:value="0.0000000112948" calcext:value-type="float">
            <text:p>1.13E-0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7" calcext:value-type="float">
            <text:p>65537</text:p>
          </table:table-cell>
          <table:table-cell office:value-type="float" office:value="0.00000000000252504" calcext:value-type="float">
            <text:p>2.53E-012</text:p>
          </table:table-cell>
          <table:table-cell office:value-type="float" office:value="0.000000000130132" calcext:value-type="float">
            <text:p>1.30E-010</text:p>
          </table:table-cell>
          <table:table-cell office:value-type="float" office:value="0.0000000159776" calcext:value-type="float">
            <text:p>1.60E-0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1073" calcext:value-type="float">
            <text:p>131073</text:p>
          </table:table-cell>
          <table:table-cell office:value-type="float" office:value="0.00000000000504619" calcext:value-type="float">
            <text:p>5.05E-012</text:p>
          </table:table-cell>
          <table:table-cell office:value-type="float" office:value="0.000000000369627" calcext:value-type="float">
            <text:p>3.70E-010</text:p>
          </table:table-cell>
          <table:table-cell office:value-type="float" office:value="0.000000022591" calcext:value-type="float">
            <text:p>2.26E-0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145" calcext:value-type="float">
            <text:p>262145</text:p>
          </table:table-cell>
          <table:table-cell table:style-name="ce5"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4289" calcext:value-type="float">
            <text:p>524289</text:p>
          </table:table-cell>
          <table:table-cell table:style-name="ce5"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8577" calcext:value-type="float">
            <text:p>1048577</text:p>
          </table:table-cell>
          <table:table-cell table:style-name="ce5"/>
          <table:table-cell office:value-type="string" calcext:value-type="string">
            <text:p>0</text:p>
          </table:table-cell>
          <table:table-cell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97153" calcext:value-type="float">
            <text:p>2097153</text:p>
          </table:table-cell>
          <table:table-cell table:style-name="ce5"/>
          <table:table-cell office:value-type="string" calcext:value-type="string">
            <text:p>0</text:p>
          </table:table-cell>
          <table:table-cell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94305" calcext:value-type="float">
            <text:p>4194305</text:p>
          </table:table-cell>
          <table:table-cell table:style-name="ce5"/>
          <table:table-cell table:number-columns-repeated="2"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88609" calcext:value-type="float">
            <text:p>8388609</text:p>
          </table:table-cell>
          <table:table-cell table:style-name="ce5"/>
          <table:table-cell table:number-columns-repeated="2"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2nd derivative</text:p>
          </table:table-cell>
          <table:table-cell table:style-name="ce4" table:number-columns-spanned="3" table:number-rows-spanned="1"/>
          <table:covered-table-cell table:style-name="ce4"/>
          <table:covered-table-cell table:style-name="Default"/>
          <table:table-cell table:style-name="Default"/>
        </table:table-row>
        <table:table-row table:style-name="ro1">
          <table:table-cell office:value-type="string" calcext:value-type="string">
            <text:p>refinement level</text:p>
          </table:table-cell>
          <table:table-cell office:value-type="string" calcext:value-type="string">
            <text:p>DOFS</text:p>
          </table:table-cell>
          <table:table-cell table:style-name="Default" office:value-type="string" calcext:value-type="string">
            <text:p>monolithic</text:p>
          </table:table-cell>
          <table:table-cell table:style-name="Default" office:value-type="string" calcext:value-type="string">
            <text:p>M_1e-16</text:p>
          </table:table-cell>
          <table:table-cell table:style-name="Default" office:value-type="string" calcext:value-type="string">
            <text:p>M_1e-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.00130719" calcext:value-type="float">
            <text:p>1.31E-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0000897483" calcext:value-type="float">
            <text:p>8.97E-005</text:p>
          </table:table-cell>
          <table:table-cell table:number-columns-repeated="2" office:value-type="float" office:value="0.0000897483" calcext:value-type="float">
            <text:p>8.97E-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0.00000568658" calcext:value-type="float">
            <text:p>5.69E-006</text:p>
          </table:table-cell>
          <table:table-cell table:number-columns-repeated="2" office:value-type="float" office:value="0.00000568658" calcext:value-type="float">
            <text:p>5.69E-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.000000356535" calcext:value-type="float">
            <text:p>3.57E-007</text:p>
          </table:table-cell>
          <table:table-cell office:value-type="float" office:value="0.000000401441" calcext:value-type="float">
            <text:p>4.01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.0000000223007" calcext:value-type="float">
            <text:p>2.23E-008</text:p>
          </table:table-cell>
          <table:table-cell office:value-type="float" office:value="0.000000319262" calcext:value-type="float">
            <text:p>3.19E-0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3" calcext:value-type="float">
            <text:p>513</text:p>
          </table:table-cell>
          <table:table-cell office:value-type="float" office:value="0.00000000139406" calcext:value-type="float">
            <text:p>1.39E-009</text:p>
          </table:table-cell>
          <table:table-cell office:value-type="float" office:value="0.00000000139768" calcext:value-type="float">
            <text:p>1.40E-009</text:p>
          </table:table-cell>
          <table:table-cell office:value-type="float" office:value="0.00000101817" calcext:value-type="float">
            <text:p>1.02E-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5" calcext:value-type="float">
            <text:p>1025</text:p>
          </table:table-cell>
          <table:table-cell office:value-type="float" office:value="0.0000000000871334" calcext:value-type="float">
            <text:p>8.71E-011</text:p>
          </table:table-cell>
          <table:table-cell office:value-type="float" office:value="0.00000000054292" calcext:value-type="float">
            <text:p>5.43E-010</text:p>
          </table:table-cell>
          <table:table-cell office:value-type="float" office:value="0.00000243897" calcext:value-type="float">
            <text:p>2.44E-0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9" calcext:value-type="float">
            <text:p>2049</text:p>
          </table:table-cell>
          <table:table-cell office:value-type="float" office:value="0.00000000000544906" calcext:value-type="float">
            <text:p>5.45E-012</text:p>
          </table:table-cell>
          <table:table-cell office:value-type="float" office:value="0.00000000263505" calcext:value-type="float">
            <text:p>2.64E-009</text:p>
          </table:table-cell>
          <table:table-cell office:value-type="float" office:value="0.00000689291" calcext:value-type="float">
            <text:p>6.89E-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7" calcext:value-type="float">
            <text:p>4097</text:p>
          </table:table-cell>
          <table:table-cell office:value-type="float" office:value="0.000000000000558553" calcext:value-type="float">
            <text:p>5.59E-013</text:p>
          </table:table-cell>
          <table:table-cell office:value-type="float" office:value="0.0000000145659" calcext:value-type="float">
            <text:p>1.46E-008</text:p>
          </table:table-cell>
          <table:table-cell office:value-type="float" office:value="0.0000193762" calcext:value-type="float">
            <text:p>1.94E-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93" calcext:value-type="float">
            <text:p>8193</text:p>
          </table:table-cell>
          <table:table-cell office:value-type="float" office:value="0.000000000000902304" calcext:value-type="float">
            <text:p>9.02E-013</text:p>
          </table:table-cell>
          <table:table-cell office:value-type="float" office:value="0.0000000747248" calcext:value-type="float">
            <text:p>7.47E-008</text:p>
          </table:table-cell>
          <table:table-cell office:value-type="float" office:value="0.0000546577" calcext:value-type="float">
            <text:p>5.47E-0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385" calcext:value-type="float">
            <text:p>16385</text:p>
          </table:table-cell>
          <table:table-cell office:value-type="float" office:value="0.00000000000179623" calcext:value-type="float">
            <text:p>1.80E-012</text:p>
          </table:table-cell>
          <table:table-cell office:value-type="float" office:value="0.000000427622" calcext:value-type="float">
            <text:p>4.28E-007</text:p>
          </table:table-cell>
          <table:table-cell office:value-type="float" office:value="0.000154951" calcext:value-type="float">
            <text:p>1.55E-0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769" calcext:value-type="float">
            <text:p>32769</text:p>
          </table:table-cell>
          <table:table-cell office:value-type="float" office:value="0.00000000000357797" calcext:value-type="float">
            <text:p>3.58E-012</text:p>
          </table:table-cell>
          <table:table-cell office:value-type="float" office:value="0.00000237643" calcext:value-type="float">
            <text:p>2.38E-006</text:p>
          </table:table-cell>
          <table:table-cell office:value-type="float" office:value="0.000438917" calcext:value-type="float">
            <text:p>4.39E-0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7" calcext:value-type="float">
            <text:p>65537</text:p>
          </table:table-cell>
          <table:table-cell office:value-type="float" office:value="0.00000000000715415" calcext:value-type="float">
            <text:p>7.15E-012</text:p>
          </table:table-cell>
          <table:table-cell office:value-type="float" office:value="0.0000132885" calcext:value-type="float">
            <text:p>1.33E-005</text:p>
          </table:table-cell>
          <table:table-cell office:value-type="float" office:value="0.00124298" calcext:value-type="float">
            <text:p>1.24E-0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1073" calcext:value-type="float">
            <text:p>131073</text:p>
          </table:table-cell>
          <table:table-cell office:value-type="float" office:value="0.0000000000143756" calcext:value-type="float">
            <text:p>1.44E-011</text:p>
          </table:table-cell>
          <table:table-cell office:value-type="float" office:value="0.0000759786" calcext:value-type="float">
            <text:p>7.60E-005</text:p>
          </table:table-cell>
          <table:table-cell office:value-type="float" office:value="0.00351069" calcext:value-type="float">
            <text:p>3.51E-0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145" calcext:value-type="float">
            <text:p>262145</text:p>
          </table:table-cell>
          <table:table-cell table:style-name="ce5"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4289" calcext:value-type="float">
            <text:p>524289</text:p>
          </table:table-cell>
          <table:table-cell table:style-name="ce5"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8577" calcext:value-type="float">
            <text:p>1048577</text:p>
          </table:table-cell>
          <table:table-cell table:style-name="ce5"/>
          <table:table-cell office:value-type="string" calcext:value-type="string">
            <text:p>0</text:p>
          </table:table-cell>
          <table:table-cell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97153" calcext:value-type="float">
            <text:p>2097153</text:p>
          </table:table-cell>
          <table:table-cell table:style-name="ce5"/>
          <table:table-cell office:value-type="string" calcext:value-type="string">
            <text:p>0</text:p>
          </table:table-cell>
          <table:table-cell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94305" calcext:value-type="float">
            <text:p>4194305</text:p>
          </table:table-cell>
          <table:table-cell table:style-name="ce5"/>
          <table:table-cell table:number-columns-repeated="2"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88609" calcext:value-type="float">
            <text:p>8388609</text:p>
          </table:table-cell>
          <table:table-cell table:style-name="ce5"/>
          <table:table-cell table:number-columns-repeated="2" table:style-name="Default" office:value-type="string" calcext:value-type="string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3" loext:min-decimal-places="13" number:min-integer-digits="1"/>
    </number:number-style>
    <number:number-style style:name="N135">
      <number:number number:decimal-places="14" loext:min-decimal-places="14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number:number-style style:name="N138">
      <number:number number:decimal-places="17" loext:min-decimal-places="17" number:min-integer-digits="1"/>
    </number:number-style>
    <number:number-style style:name="N139">
      <number:number number:decimal-places="18" loext:min-decimal-places="18" number:min-integer-digits="1"/>
    </number:number-style>
    <number:number-style style:name="N140">
      <number:number number:decimal-places="19" loext:min-decimal-places="19" number:min-integer-digits="1"/>
    </number:number-style>
    <number:number-style style:name="N141">
      <number:number number:decimal-places="20" loext:min-decimal-places="20" number:min-integer-digits="1"/>
    </number:number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P0" style:volatile="true">
      <number:number number:decimal-places="16" loext:min-decimal-places="16" number:min-integer-digits="1"/>
      <number:text> </number:text>
    </number:number-style>
    <number:number-style style:name="N148">
      <style:text-properties fo:color="#ff0000"/>
      <number:text>(</number:text>
      <number:number number:decimal-places="16" loext:min-decimal-places="16" number:min-integer-digits="1"/>
      <number:text>)</number:text>
      <style:map style:condition="value()&gt;=0" style:apply-style-name="N148P0"/>
    </number:number-style>
    <number:number-style style:name="N150P0" style:volatile="true">
      <number:number number:decimal-places="9" loext:min-decimal-places="9" number:min-integer-digits="1"/>
      <number:text> </number:text>
    </number:number-style>
    <number:number-style style:name="N150">
      <style:text-properties fo:color="#ff0000"/>
      <number:text>(</number:text>
      <number:number number:decimal-places="9" loext:min-decimal-places="9" number:min-integer-digits="1"/>
      <number:text>)</number:text>
      <style:map style:condition="value()&gt;=0" style:apply-style-name="N150P0"/>
    </number:number-style>
    <number:number-style style:name="N152P0" style:volatile="true">
      <number:number number:decimal-places="7" loext:min-decimal-places="7" number:min-integer-digits="1"/>
      <number:text> </number:text>
    </number:number-style>
    <number:number-style style:name="N152">
      <style:text-properties fo:color="#ff0000"/>
      <number:text>(</number:text>
      <number:number number:decimal-places="7" loext:min-decimal-places="7" number:min-integer-digits="1"/>
      <number:text>)</number:text>
      <style:map style:condition="value()&gt;=0" style:apply-style-name="N152P0"/>
    </number:number-style>
    <number:number-style style:name="N15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5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5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58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59">
      <number:number number:decimal-places="3" loext:min-decimal-places="3" number:min-integer-digits="1" number:grouping="true"/>
    </number:number-style>
    <number:number-style style:name="N160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61">
      <number:scientific-number number:decimal-places="0" loext:min-decimal-places="0" number:min-integer-digits="1" number:min-exponent-digits="3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loext:fill-character> </loext:fill-character>
      <number:text>-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loext:fill-character> </loext:fill-character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16:05:18.492018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43M17S</meta:editing-duration>
    <meta:editing-cycles>86</meta:editing-cycles>
    <meta:generator>LibreOffice/6.1.5.2$Linux_X86_64 LibreOffice_project/10$Build-2</meta:generator>
    <dc:date>2019-10-28T16:09:16.060224982</dc:date>
    <meta:document-statistic meta:table-count="1" meta:cell-count="307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minimum="1E-01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205cm" style:legend-expansion="high" chart:style-name="ch2"/>
        <chart:plot-area chart:style-name="ch3" table:cell-range-address="sheet1.B4:sheet1.G25 sheet1.C3:sheet1.G3" chart:data-source-has-labels="row" svg:x="0.32cm" svg:y="0.18cm" svg:width="12.455cm" svg:height="8.64cm">
          <chartooo:coordinate-region svg:x="2.132cm" svg:y="0.379cm" svg:width="9.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25" chart:label-cell-address="sheet1.C3:sheet1.C3" chart:class="chart:scatter">
            <chart:domain table:cell-range-address="sheet1.B4:sheet1.B25"/>
            <chart:data-point chart:repeated="22"/>
          </chart:series>
          <chart:series chart:style-name="ch8" chart:values-cell-range-address="sheet1.D4:sheet1.D25" chart:label-cell-address="sheet1.D3:sheet1.D3" chart:class="chart:scatter">
            <chart:data-point chart:repeated="22"/>
          </chart:series>
          <chart:series chart:style-name="ch9" chart:values-cell-range-address="sheet1.E4:sheet1.E25" chart:label-cell-address="sheet1.E3:sheet1.E3" chart:class="chart:scatter">
            <chart:data-point chart:repeated="22"/>
          </chart:series>
          <chart:series chart:style-name="ch10" chart:values-cell-range-address="sheet1.F4:sheet1.F25" chart:label-cell-address="sheet1.F3:sheet1.F3" chart:class="chart:scatter">
            <chart:data-point chart:repeated="22"/>
          </chart:series>
          <chart:series chart:style-name="ch11" chart:values-cell-range-address="sheet1.G4:sheet1.G25" chart:label-cell-address="sheet1.G3:sheet1.G3" chart:class="chart:scatte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nolithic</text:p>
                <draw:g>
                  <svg:desc>sheet1.C3:sheet1.C3</svg:desc>
                </draw:g>
              </table:table-cell>
              <table:table-cell office:value-type="string">
                <text:p>M_1e-16</text:p>
                <draw:g>
                  <svg:desc>sheet1.D3:sheet1.D3</svg:desc>
                </draw:g>
              </table:table-cell>
              <table:table-cell office:value-type="string">
                <text:p>M_1e-10</text:p>
                <draw:g>
                  <svg:desc>sheet1.E3:sheet1.E3</svg:desc>
                </draw:g>
              </table:table-cell>
              <table:table-cell office:value-type="string">
                <text:p/>
                <draw:g>
                  <svg:desc>sheet1.F3:sheet1.F3</svg:desc>
                </draw:g>
              </table:table-cell>
              <table:table-cell office:value-type="string">
                <text:p/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sheet1.B4:sheet1.B25</svg:desc>
                </draw:g>
              </table:table-cell>
              <table:table-cell office:value-type="float" office:value="0.000154373">
                <text:p>0.000154373</text:p>
                <draw:g>
                  <svg:desc>sheet1.C4:sheet1.C25</svg:desc>
                </draw:g>
              </table:table-cell>
              <table:table-cell office:value-type="float" office:value="0.000154373">
                <text:p>0.000154373</text:p>
                <draw:g>
                  <svg:desc>sheet1.D4:sheet1.D25</svg:desc>
                </draw:g>
              </table:table-cell>
              <table:table-cell office:value-type="float" office:value="0.000154373">
                <text:p>0.000154373</text:p>
                <draw:g>
                  <svg:desc>sheet1.E4:sheet1.E25</svg:desc>
                </draw:g>
              </table:table-cell>
              <table:table-cell office:value-type="float" office:value="NaN">
                <text:p>NaN</text:p>
                <draw:g>
                  <svg:desc>sheet1.F4:sheet1.F25</svg:desc>
                </draw:g>
              </table:table-cell>
              <table:table-cell office:value-type="float" office:value="NaN">
                <text:p>NaN</text:p>
                <draw:g>
                  <svg:desc>sheet1.G4:sheet1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0.00000988566">
                <text:p>0.00000988566</text:p>
              </table:table-cell>
              <table:table-cell office:value-type="float" office:value="0.00000988566">
                <text:p>0.00000988566</text:p>
              </table:table-cell>
              <table:table-cell office:value-type="float" office:value="0.00000988566">
                <text:p>0.00000988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0.000000620636">
                <text:p>0.000000620636</text:p>
              </table:table-cell>
              <table:table-cell office:value-type="float" office:value="0.000000620636">
                <text:p>0.000000620636</text:p>
              </table:table-cell>
              <table:table-cell office:value-type="float" office:value="0.000000620636">
                <text:p>0.000000620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">
                <text:p>129</text:p>
              </table:table-cell>
              <table:table-cell office:value-type="float" office:value="0.0000000388317">
                <text:p>0.0000000388317</text:p>
              </table:table-cell>
              <table:table-cell office:value-type="float" office:value="0.0000000388317">
                <text:p>0.0000000388317</text:p>
              </table:table-cell>
              <table:table-cell office:value-type="float" office:value="0.0000000388295">
                <text:p>0.0000000388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7">
                <text:p>257</text:p>
              </table:table-cell>
              <table:table-cell office:value-type="float" office:value="0.00000000242763">
                <text:p>0.00000000242763</text:p>
              </table:table-cell>
              <table:table-cell office:value-type="float" office:value="0.00000000242763">
                <text:p>0.00000000242763</text:p>
              </table:table-cell>
              <table:table-cell office:value-type="float" office:value="0.00000000242729">
                <text:p>0.00000000242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3">
                <text:p>513</text:p>
              </table:table-cell>
              <table:table-cell office:value-type="float" office:value="0.000000000151737">
                <text:p>0.000000000151737</text:p>
              </table:table-cell>
              <table:table-cell office:value-type="float" office:value="0.000000000151736">
                <text:p>0.000000000151736</text:p>
              </table:table-cell>
              <table:table-cell office:value-type="float" office:value="0.000000000154884">
                <text:p>0.000000000154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5">
                <text:p>1025</text:p>
              </table:table-cell>
              <table:table-cell office:value-type="float" office:value="0.00000000000948387">
                <text:p>0.00000000000948387</text:p>
              </table:table-cell>
              <table:table-cell office:value-type="float" office:value="0.00000000000948439">
                <text:p>0.00000000000948439</text:p>
              </table:table-cell>
              <table:table-cell office:value-type="float" office:value="0.0000000000280577">
                <text:p>0.0000000000280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9">
                <text:p>2049</text:p>
              </table:table-cell>
              <table:table-cell office:value-type="float" office:value="0.000000000000592831">
                <text:p>0.000000000000592831</text:p>
              </table:table-cell>
              <table:table-cell office:value-type="float" office:value="0.000000000000593078">
                <text:p>0.000000000000593078</text:p>
              </table:table-cell>
              <table:table-cell office:value-type="float" office:value="0.0000000000246005">
                <text:p>0.0000000000246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7">
                <text:p>4097</text:p>
              </table:table-cell>
              <table:table-cell office:value-type="float" office:value="0.0000000000000370013">
                <text:p>0.0000000000000370013</text:p>
              </table:table-cell>
              <table:table-cell office:value-type="float" office:value="0.0000000000000383451">
                <text:p>0.0000000000000383451</text:p>
              </table:table-cell>
              <table:table-cell office:value-type="float" office:value="0.0000000000244845">
                <text:p>0.0000000000244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93">
                <text:p>8193</text:p>
              </table:table-cell>
              <table:table-cell office:value-type="float" office:value="2.58806E-015">
                <text:p>2.58806E-015</text:p>
              </table:table-cell>
              <table:table-cell office:value-type="float" office:value="0.0000000000000151394">
                <text:p>0.0000000000000151394</text:p>
              </table:table-cell>
              <table:table-cell office:value-type="float" office:value="0.0000000000250294">
                <text:p>0.0000000000250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85">
                <text:p>16385</text:p>
              </table:table-cell>
              <table:table-cell office:value-type="float" office:value="1.27772E-015">
                <text:p>1.27772E-015</text:p>
              </table:table-cell>
              <table:table-cell office:value-type="float" office:value="0.0000000000000199317">
                <text:p>0.0000000000000199317</text:p>
              </table:table-cell>
              <table:table-cell office:value-type="float" office:value="0.000000000025817">
                <text:p>0.000000000025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769">
                <text:p>32769</text:p>
              </table:table-cell>
              <table:table-cell office:value-type="float" office:value="2.26354E-015">
                <text:p>2.26354E-015</text:p>
              </table:table-cell>
              <table:table-cell office:value-type="float" office:value="0.0000000000000102935">
                <text:p>0.0000000000000102935</text:p>
              </table:table-cell>
              <table:table-cell office:value-type="float" office:value="0.0000000000227473">
                <text:p>0.0000000000227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537">
                <text:p>65537</text:p>
              </table:table-cell>
              <table:table-cell office:value-type="float" office:value="2.88762E-015">
                <text:p>2.88762E-015</text:p>
              </table:table-cell>
              <table:table-cell office:value-type="float" office:value="0.0000000000000264001">
                <text:p>0.0000000000000264001</text:p>
              </table:table-cell>
              <table:table-cell office:value-type="float" office:value="0.0000000000235414">
                <text:p>0.000000000023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073">
                <text:p>131073</text:p>
              </table:table-cell>
              <table:table-cell office:value-type="float" office:value="4.9941E-015">
                <text:p>4.9941E-015</text:p>
              </table:table-cell>
              <table:table-cell office:value-type="float" office:value="0.0000000000000239999">
                <text:p>0.0000000000000239999</text:p>
              </table:table-cell>
              <table:table-cell office:value-type="float" office:value="0.0000000000225355">
                <text:p>0.0000000000225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2145">
                <text:p>26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4289">
                <text:p>52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8577">
                <text:p>104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7153">
                <text:p>209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94305">
                <text:p>4194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88609">
                <text:p>8388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minimum="1E-01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205cm" style:legend-expansion="high" chart:style-name="ch2"/>
        <chart:plot-area chart:style-name="ch3" table:cell-range-address="sheet1.B30:sheet1.G51 sheet1.C29:sheet1.G29" chart:data-source-has-labels="row" svg:x="0.32cm" svg:y="0.18cm" svg:width="12.455cm" svg:height="8.64cm">
          <chartooo:coordinate-region svg:x="2.132cm" svg:y="0.379cm" svg:width="9.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0:sheet1.C51" chart:label-cell-address="sheet1.C29:sheet1.C29" chart:class="chart:scatter">
            <chart:domain table:cell-range-address="sheet1.B30:sheet1.B51"/>
            <chart:data-point chart:repeated="22"/>
          </chart:series>
          <chart:series chart:style-name="ch8" chart:values-cell-range-address="sheet1.D30:sheet1.D51" chart:label-cell-address="sheet1.D29:sheet1.D29" chart:class="chart:scatter">
            <chart:data-point chart:repeated="22"/>
          </chart:series>
          <chart:series chart:style-name="ch9" chart:values-cell-range-address="sheet1.E30:sheet1.E51" chart:label-cell-address="sheet1.E29:sheet1.E29" chart:class="chart:scatter">
            <chart:data-point chart:repeated="22"/>
          </chart:series>
          <chart:series chart:style-name="ch10" chart:values-cell-range-address="sheet1.F30:sheet1.F51" chart:label-cell-address="sheet1.F29:sheet1.F29" chart:class="chart:scatter">
            <chart:data-point chart:repeated="22"/>
          </chart:series>
          <chart:series chart:style-name="ch11" chart:values-cell-range-address="sheet1.G30:sheet1.G51" chart:label-cell-address="sheet1.G29:sheet1.G29" chart:class="chart:scatte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nolithic</text:p>
                <draw:g>
                  <svg:desc>sheet1.C29:sheet1.C29</svg:desc>
                </draw:g>
              </table:table-cell>
              <table:table-cell office:value-type="string">
                <text:p>M_1e-16</text:p>
                <draw:g>
                  <svg:desc>sheet1.D29:sheet1.D29</svg:desc>
                </draw:g>
              </table:table-cell>
              <table:table-cell office:value-type="string">
                <text:p>M_1e-10</text:p>
                <draw:g>
                  <svg:desc>sheet1.E29:sheet1.E29</svg:desc>
                </draw:g>
              </table:table-cell>
              <table:table-cell office:value-type="string">
                <text:p/>
                <draw:g>
                  <svg:desc>sheet1.F29:sheet1.F29</svg:desc>
                </draw:g>
              </table:table-cell>
              <table:table-cell office:value-type="string">
                <text:p/>
                <draw:g>
                  <svg:desc>sheet1.G29:sheet1.G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sheet1.B30:sheet1.B51</svg:desc>
                </draw:g>
              </table:table-cell>
              <table:table-cell office:value-type="float" office:value="0.0000311932">
                <text:p>0.0000311932</text:p>
                <draw:g>
                  <svg:desc>sheet1.C30:sheet1.C51</svg:desc>
                </draw:g>
              </table:table-cell>
              <table:table-cell office:value-type="float" office:value="0.0000311932">
                <text:p>0.0000311932</text:p>
                <draw:g>
                  <svg:desc>sheet1.D30:sheet1.D51</svg:desc>
                </draw:g>
              </table:table-cell>
              <table:table-cell office:value-type="float" office:value="0.0000311932">
                <text:p>0.0000311932</text:p>
                <draw:g>
                  <svg:desc>sheet1.E30:sheet1.E51</svg:desc>
                </draw:g>
              </table:table-cell>
              <table:table-cell office:value-type="float" office:value="NaN">
                <text:p>NaN</text:p>
                <draw:g>
                  <svg:desc>sheet1.F30:sheet1.F51</svg:desc>
                </draw:g>
              </table:table-cell>
              <table:table-cell office:value-type="float" office:value="NaN">
                <text:p>NaN</text:p>
                <draw:g>
                  <svg:desc>sheet1.G30:sheet1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0.00000106768">
                <text:p>0.00000106768</text:p>
              </table:table-cell>
              <table:table-cell office:value-type="float" office:value="0.00000106768">
                <text:p>0.00000106768</text:p>
              </table:table-cell>
              <table:table-cell office:value-type="float" office:value="0.00000106768">
                <text:p>0.0000010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0.0000000337851">
                <text:p>0.0000000337851</text:p>
              </table:table-cell>
              <table:table-cell office:value-type="float" office:value="0.0000000337851">
                <text:p>0.0000000337851</text:p>
              </table:table-cell>
              <table:table-cell office:value-type="float" office:value="0.0000000337851">
                <text:p>0.0000000337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">
                <text:p>129</text:p>
              </table:table-cell>
              <table:table-cell office:value-type="float" office:value="0.0000000010588">
                <text:p>0.0000000010588</text:p>
              </table:table-cell>
              <table:table-cell office:value-type="float" office:value="0.0000000010588">
                <text:p>0.0000000010588</text:p>
              </table:table-cell>
              <table:table-cell office:value-type="float" office:value="0.00000000153186">
                <text:p>0.00000000153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7">
                <text:p>257</text:p>
              </table:table-cell>
              <table:table-cell office:value-type="float" office:value="0.0000000000331106">
                <text:p>0.0000000000331106</text:p>
              </table:table-cell>
              <table:table-cell office:value-type="float" office:value="0.000000000033111">
                <text:p>0.000000000033111</text:p>
              </table:table-cell>
              <table:table-cell office:value-type="float" office:value="0.00000000105389">
                <text:p>0.00000000105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3">
                <text:p>513</text:p>
              </table:table-cell>
              <table:table-cell office:value-type="float" office:value="0.00000000000103507">
                <text:p>0.00000000000103507</text:p>
              </table:table-cell>
              <table:table-cell office:value-type="float" office:value="0.0000000000010456">
                <text:p>0.0000000000010456</text:p>
              </table:table-cell>
              <table:table-cell office:value-type="float" office:value="0.00000000148349">
                <text:p>0.00000000148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5">
                <text:p>1025</text:p>
              </table:table-cell>
              <table:table-cell office:value-type="float" office:value="0.0000000000000508397">
                <text:p>0.0000000000000508397</text:p>
              </table:table-cell>
              <table:table-cell office:value-type="float" office:value="0.000000000000334087">
                <text:p>0.000000000000334087</text:p>
              </table:table-cell>
              <table:table-cell office:value-type="float" office:value="0.0000000020243">
                <text:p>0.0000000020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9">
                <text:p>2049</text:p>
              </table:table-cell>
              <table:table-cell office:value-type="float" office:value="0.0000000000000783954">
                <text:p>0.0000000000000783954</text:p>
              </table:table-cell>
              <table:table-cell office:value-type="float" office:value="0.000000000000820737">
                <text:p>0.000000000000820737</text:p>
              </table:table-cell>
              <table:table-cell office:value-type="float" office:value="0.00000000282535">
                <text:p>0.00000000282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7">
                <text:p>4097</text:p>
              </table:table-cell>
              <table:table-cell office:value-type="float" office:value="0.000000000000158782">
                <text:p>0.000000000000158782</text:p>
              </table:table-cell>
              <table:table-cell office:value-type="float" office:value="0.00000000000225412">
                <text:p>0.00000000000225412</text:p>
              </table:table-cell>
              <table:table-cell office:value-type="float" office:value="0.00000000399269">
                <text:p>0.00000000399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93">
                <text:p>8193</text:p>
              </table:table-cell>
              <table:table-cell office:value-type="float" office:value="0.000000000000314259">
                <text:p>0.000000000000314259</text:p>
              </table:table-cell>
              <table:table-cell office:value-type="float" office:value="0.00000000000581176">
                <text:p>0.00000000000581176</text:p>
              </table:table-cell>
              <table:table-cell office:value-type="float" office:value="0.000000005646">
                <text:p>0.000000005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85">
                <text:p>16385</text:p>
              </table:table-cell>
              <table:table-cell office:value-type="float" office:value="0.000000000000635409">
                <text:p>0.000000000000635409</text:p>
              </table:table-cell>
              <table:table-cell office:value-type="float" office:value="0.0000000000167917">
                <text:p>0.0000000000167917</text:p>
              </table:table-cell>
              <table:table-cell office:value-type="float" office:value="0.00000000798392">
                <text:p>0.0000000079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769">
                <text:p>32769</text:p>
              </table:table-cell>
              <table:table-cell office:value-type="float" office:value="0.00000000000126383">
                <text:p>0.00000000000126383</text:p>
              </table:table-cell>
              <table:table-cell office:value-type="float" office:value="0.0000000000463358">
                <text:p>0.0000000000463358</text:p>
              </table:table-cell>
              <table:table-cell office:value-type="float" office:value="0.0000000112948">
                <text:p>0.0000000112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537">
                <text:p>65537</text:p>
              </table:table-cell>
              <table:table-cell office:value-type="float" office:value="0.00000000000252504">
                <text:p>0.00000000000252504</text:p>
              </table:table-cell>
              <table:table-cell office:value-type="float" office:value="0.000000000130132">
                <text:p>0.000000000130132</text:p>
              </table:table-cell>
              <table:table-cell office:value-type="float" office:value="0.0000000159776">
                <text:p>0.0000000159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073">
                <text:p>131073</text:p>
              </table:table-cell>
              <table:table-cell office:value-type="float" office:value="0.00000000000504619">
                <text:p>0.00000000000504619</text:p>
              </table:table-cell>
              <table:table-cell office:value-type="float" office:value="0.000000000369627">
                <text:p>0.000000000369627</text:p>
              </table:table-cell>
              <table:table-cell office:value-type="float" office:value="0.000000022591">
                <text:p>0.000000022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2145">
                <text:p>26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4289">
                <text:p>52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8577">
                <text:p>104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7153">
                <text:p>209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94305">
                <text:p>4194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88609">
                <text:p>8388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minimum="1E-01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205cm" style:legend-expansion="high" chart:style-name="ch2"/>
        <chart:plot-area chart:style-name="ch3" table:cell-range-address="sheet1.B56:sheet1.G77 sheet1.C55:sheet1.G55" chart:data-source-has-labels="row" svg:x="0.32cm" svg:y="0.18cm" svg:width="12.455cm" svg:height="8.64cm">
          <chartooo:coordinate-region svg:x="2.132cm" svg:y="0.379cm" svg:width="9.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56:sheet1.C77" chart:label-cell-address="sheet1.C55:sheet1.C55" chart:class="chart:scatter">
            <chart:domain table:cell-range-address="sheet1.B56:sheet1.B77"/>
            <chart:data-point chart:repeated="22"/>
          </chart:series>
          <chart:series chart:style-name="ch8" chart:values-cell-range-address="sheet1.D56:sheet1.D77" chart:label-cell-address="sheet1.D55:sheet1.D55" chart:class="chart:scatter">
            <chart:data-point chart:repeated="22"/>
          </chart:series>
          <chart:series chart:style-name="ch9" chart:values-cell-range-address="sheet1.E56:sheet1.E77" chart:label-cell-address="sheet1.E55:sheet1.E55" chart:class="chart:scatter">
            <chart:data-point chart:repeated="22"/>
          </chart:series>
          <chart:series chart:style-name="ch10" chart:values-cell-range-address="sheet1.F56:sheet1.F77" chart:label-cell-address="sheet1.F55:sheet1.F55" chart:class="chart:scatter">
            <chart:data-point chart:repeated="22"/>
          </chart:series>
          <chart:series chart:style-name="ch11" chart:values-cell-range-address="sheet1.G56:sheet1.G77" chart:label-cell-address="sheet1.G55:sheet1.G55" chart:class="chart:scatte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nolithic</text:p>
                <draw:g>
                  <svg:desc>sheet1.C55:sheet1.C55</svg:desc>
                </draw:g>
              </table:table-cell>
              <table:table-cell office:value-type="string">
                <text:p>M_1e-16</text:p>
                <draw:g>
                  <svg:desc>sheet1.D55:sheet1.D55</svg:desc>
                </draw:g>
              </table:table-cell>
              <table:table-cell office:value-type="string">
                <text:p>M_1e-10</text:p>
                <draw:g>
                  <svg:desc>sheet1.E55:sheet1.E55</svg:desc>
                </draw:g>
              </table:table-cell>
              <table:table-cell office:value-type="string">
                <text:p/>
                <draw:g>
                  <svg:desc>sheet1.F55:sheet1.F55</svg:desc>
                </draw:g>
              </table:table-cell>
              <table:table-cell office:value-type="string">
                <text:p/>
                <draw:g>
                  <svg:desc>sheet1.G55:sheet1.G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sheet1.B56:sheet1.B77</svg:desc>
                </draw:g>
              </table:table-cell>
              <table:table-cell office:value-type="float" office:value="0.00130719">
                <text:p>0.00130719</text:p>
                <draw:g>
                  <svg:desc>sheet1.C56:sheet1.C77</svg:desc>
                </draw:g>
              </table:table-cell>
              <table:table-cell office:value-type="float" office:value="0.00130719">
                <text:p>0.00130719</text:p>
                <draw:g>
                  <svg:desc>sheet1.D56:sheet1.D77</svg:desc>
                </draw:g>
              </table:table-cell>
              <table:table-cell office:value-type="float" office:value="0.00130719">
                <text:p>0.00130719</text:p>
                <draw:g>
                  <svg:desc>sheet1.E56:sheet1.E77</svg:desc>
                </draw:g>
              </table:table-cell>
              <table:table-cell office:value-type="float" office:value="NaN">
                <text:p>NaN</text:p>
                <draw:g>
                  <svg:desc>sheet1.F56:sheet1.F77</svg:desc>
                </draw:g>
              </table:table-cell>
              <table:table-cell office:value-type="float" office:value="NaN">
                <text:p>NaN</text:p>
                <draw:g>
                  <svg:desc>sheet1.G56:sheet1.G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0.0000897483">
                <text:p>0.0000897483</text:p>
              </table:table-cell>
              <table:table-cell office:value-type="float" office:value="0.0000897483">
                <text:p>0.0000897483</text:p>
              </table:table-cell>
              <table:table-cell office:value-type="float" office:value="0.0000897483">
                <text:p>0.0000897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0.00000568658">
                <text:p>0.00000568658</text:p>
              </table:table-cell>
              <table:table-cell office:value-type="float" office:value="0.00000568658">
                <text:p>0.00000568658</text:p>
              </table:table-cell>
              <table:table-cell office:value-type="float" office:value="0.00000568658">
                <text:p>0.00000568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">
                <text:p>129</text:p>
              </table:table-cell>
              <table:table-cell office:value-type="float" office:value="0.000000356535">
                <text:p>0.000000356535</text:p>
              </table:table-cell>
              <table:table-cell office:value-type="float" office:value="0.000000356535">
                <text:p>0.000000356535</text:p>
              </table:table-cell>
              <table:table-cell office:value-type="float" office:value="0.000000401441">
                <text:p>0.00000040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7">
                <text:p>257</text:p>
              </table:table-cell>
              <table:table-cell office:value-type="float" office:value="0.0000000223007">
                <text:p>0.0000000223007</text:p>
              </table:table-cell>
              <table:table-cell office:value-type="float" office:value="0.0000000223007">
                <text:p>0.0000000223007</text:p>
              </table:table-cell>
              <table:table-cell office:value-type="float" office:value="0.000000319262">
                <text:p>0.000000319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3">
                <text:p>513</text:p>
              </table:table-cell>
              <table:table-cell office:value-type="float" office:value="0.00000000139406">
                <text:p>0.00000000139406</text:p>
              </table:table-cell>
              <table:table-cell office:value-type="float" office:value="0.00000000139768">
                <text:p>0.00000000139768</text:p>
              </table:table-cell>
              <table:table-cell office:value-type="float" office:value="0.00000101817">
                <text:p>0.0000010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5">
                <text:p>1025</text:p>
              </table:table-cell>
              <table:table-cell office:value-type="float" office:value="0.0000000000871334">
                <text:p>0.0000000000871334</text:p>
              </table:table-cell>
              <table:table-cell office:value-type="float" office:value="0.00000000054292">
                <text:p>0.00000000054292</text:p>
              </table:table-cell>
              <table:table-cell office:value-type="float" office:value="0.00000243897">
                <text:p>0.000002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9">
                <text:p>2049</text:p>
              </table:table-cell>
              <table:table-cell office:value-type="float" office:value="0.00000000000544906">
                <text:p>0.00000000000544906</text:p>
              </table:table-cell>
              <table:table-cell office:value-type="float" office:value="0.00000000263505">
                <text:p>0.00000000263505</text:p>
              </table:table-cell>
              <table:table-cell office:value-type="float" office:value="0.00000689291">
                <text:p>0.00000689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7">
                <text:p>4097</text:p>
              </table:table-cell>
              <table:table-cell office:value-type="float" office:value="0.000000000000558553">
                <text:p>0.000000000000558553</text:p>
              </table:table-cell>
              <table:table-cell office:value-type="float" office:value="0.0000000145659">
                <text:p>0.0000000145659</text:p>
              </table:table-cell>
              <table:table-cell office:value-type="float" office:value="0.0000193762">
                <text:p>0.0000193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93">
                <text:p>8193</text:p>
              </table:table-cell>
              <table:table-cell office:value-type="float" office:value="0.000000000000902304">
                <text:p>0.000000000000902304</text:p>
              </table:table-cell>
              <table:table-cell office:value-type="float" office:value="0.0000000747248">
                <text:p>0.0000000747248</text:p>
              </table:table-cell>
              <table:table-cell office:value-type="float" office:value="0.0000546577">
                <text:p>0.0000546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85">
                <text:p>16385</text:p>
              </table:table-cell>
              <table:table-cell office:value-type="float" office:value="0.00000000000179623">
                <text:p>0.00000000000179623</text:p>
              </table:table-cell>
              <table:table-cell office:value-type="float" office:value="0.000000427622">
                <text:p>0.000000427622</text:p>
              </table:table-cell>
              <table:table-cell office:value-type="float" office:value="0.000154951">
                <text:p>0.000154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769">
                <text:p>32769</text:p>
              </table:table-cell>
              <table:table-cell office:value-type="float" office:value="0.00000000000357797">
                <text:p>0.00000000000357797</text:p>
              </table:table-cell>
              <table:table-cell office:value-type="float" office:value="0.00000237643">
                <text:p>0.00000237643</text:p>
              </table:table-cell>
              <table:table-cell office:value-type="float" office:value="0.000438917">
                <text:p>0.000438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537">
                <text:p>65537</text:p>
              </table:table-cell>
              <table:table-cell office:value-type="float" office:value="0.00000000000715415">
                <text:p>0.00000000000715415</text:p>
              </table:table-cell>
              <table:table-cell office:value-type="float" office:value="0.0000132885">
                <text:p>0.0000132885</text:p>
              </table:table-cell>
              <table:table-cell office:value-type="float" office:value="0.00124298">
                <text:p>0.0012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073">
                <text:p>131073</text:p>
              </table:table-cell>
              <table:table-cell office:value-type="float" office:value="0.0000000000143756">
                <text:p>0.0000000000143756</text:p>
              </table:table-cell>
              <table:table-cell office:value-type="float" office:value="0.0000759786">
                <text:p>0.0000759786</text:p>
              </table:table-cell>
              <table:table-cell office:value-type="float" office:value="0.00351069">
                <text:p>0.0035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2145">
                <text:p>26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4289">
                <text:p>52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8577">
                <text:p>104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7153">
                <text:p>209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94305">
                <text:p>4194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88609">
                <text:p>8388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